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  <style:text-properties fo:color="#c9211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465a4"/>
    </style:style>
    <style:style style:name="ce2" style:family="table-cell" style:parent-style-name="Default" style:data-style-name="N70"/>
    <style:style style:name="ce3" style:family="table-cell" style:parent-style-name="Default" style:data-style-name="N70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custom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_value</text:p>
          </table:table-cell>
          <table:table-cell office:value-type="string" calcext:value-type="string">
            <text:p>create_a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-2000" calcext:value-type="float">
            <text:p>-2000</text:p>
          </table:table-cell>
          <table:table-cell table:style-name="ce2" table:formula="of:=NOW()" office:value-type="date" office:date-value="2024-03-10T01:47:08.12" calcext:value-type="date">
            <text:p>10/03/24 01:4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-8000" calcext:value-type="float">
            <text:p>-8000</text:p>
          </table:table-cell>
          <table:table-cell table:style-name="ce2" table:formula="of:=NOW()" office:value-type="date" office:date-value="2024-03-10T01:47:08.12" calcext:value-type="date">
            <text:p>10/03/24 01:47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-1" calcext:value-type="float">
            <text:p>-1</text:p>
          </table:table-cell>
          <table:table-cell table:style-name="ce3" table:formula="of:=NOW()" office:value-type="date" office:date-value="2024-03-10T01:47:08.12" calcext:value-type="date">
            <text:p>10/03/24 01:47</text:p>
          </table:table-cell>
          <table:table-cell office:value-type="string" calcext:value-type="string">
            <text:p>IF sum(-2000-8000) + -1 &lt; limit (10000)</text:p>
          </table:table-cell>
        </table:table-row>
        <table:table-row table:style-name="ro1">
          <table:table-cell table:number-columns-repeated="5"/>
          <table:table-cell table:formula="of:=[.D11]+[.D12]+[.D13]" office:value-type="float" office:value="-10001" calcext:value-type="float">
            <text:p>-10001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float" office:value="0.3" calcext:value-type="float">
            <text:p>0,3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 office:value-type="float" office:value="0.7" calcext:value-type="float">
            <text:p>0,7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C25]*2)+[.C26]+[.C27]" office:value-type="float" office:value="1.5" calcext:value-type="float">
            <text:p>1,5</text:p>
          </table:table-cell>
          <table:table-cell table:formula="of:=([.D25]*2)+[.D26]+[.D27]" office:value-type="float" office:value="550" calcext:value-type="float">
            <text:p>55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p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nginx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ostgres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table:formula="of:=([.C33]*2)+[.C34]+[.C35]" office:value-type="float" office:value="1.5" calcext:value-type="float">
            <text:p>1,5</text:p>
          </table:table-cell>
          <table:table-cell table:style-name="ce5" table:formula="of:=([.D33]*2)+[.D34]+[.D35]" office:value-type="float" office:value="550" calcext:value-type="float">
            <text:p>55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pi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nginx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postgres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6" table:formula="of:=([.C40]*2)+[.C41]+[.C42]" office:value-type="float" office:value="1.5" calcext:value-type="float">
            <text:p>1,5</text:p>
          </table:table-cell>
          <table:table-cell table:style-name="ce6" table:formula="of:=([.D40]*2)+[.D41]+[.D42]" office:value-type="float" office:value="550" calcext:value-type="float">
            <text:p>55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float" office:value="0.25" calcext:value-type="float">
            <text:p>0,25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float" office:value="0.1" calcext:value-type="float">
            <text:p>0,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 office:value-type="float" office:value="0.9" calcext:value-type="float">
            <text:p>0,9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C48]*2)+[.C49]+[.C50]" office:value-type="float" office:value="1.5" calcext:value-type="float">
            <text:p>1,5</text:p>
          </table:table-cell>
          <table:table-cell table:formula="of:=([.D48]*2)+[.D49]+[.D50]" office:value-type="float" office:value="550" calcext:value-type="float">
            <text:p>5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0:50:13.673893987</meta:creation-date>
    <dc:date>2024-03-10T03:39:07.765868592</dc:date>
    <meta:editing-duration>P1DT14H39M43S</meta:editing-duration>
    <meta:editing-cycles>6</meta:editing-cycles>
    <meta:generator>LibreOffice/7.3.7.2$Linux_X86_64 LibreOffice_project/30$Build-2</meta:generator>
    <meta:document-statistic meta:table-count="1" meta:cell-count="78" meta:object-count="0"/>
  </office:meta>
</office:document-meta>
</file>